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4000002DABD6856280E30E9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3465a4" draw:marker-start-width="0.279cm" draw:marker-end-width="0.279cm" draw:opacity="20%" draw:textarea-horizontal-align="justify" draw:textarea-vertical-align="middle" draw:auto-grow-height="false" fo:min-height="1.762cm" fo:min-width="2.782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opacity="20%" draw:textarea-horizontal-align="justify" draw:textarea-vertical-align="middle" draw:auto-grow-height="false" fo:min-height="1.762cm" fo:min-width="2.782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3cm" svg:stroke-color="#808080" draw:marker-start-width="0.279cm" draw:marker-end-width="0.279cm" draw:fill="gradient" draw:fill-gradient-name="Pastel_20_Bouquet" draw:opacity="20%" draw:textarea-horizontal-align="justify" draw:textarea-vertical-align="middle" draw:auto-grow-height="false" fo:min-height="1.762cm" fo:min-width="2.782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withoutfill">
      <style:graphic-properties draw:stroke="dash" draw:stroke-dash="Dashed_20__28_var_29_"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solid" draw:stroke-dash="Dashed_20__28_var_29_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3465a4" draw:marker-start-width="0.279cm" draw:marker-end-width="0.279cm" draw:opacity="20%" draw:textarea-horizontal-align="justify" draw:textarea-vertical-align="middle" draw:auto-grow-height="false" fo:min-height="1.212cm" fo:min-width="1.634cm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  <style:paragraph-properties style:writing-mode="lr-tb"/>
    </style:style>
    <style:style style:name="gr11" style:family="graphic" style:parent-style-name="objectwithoutfill">
      <style:graphic-properties svg:stroke-width="0.035cm" svg:stroke-color="#333333" draw:marker-start-width="0.252cm" draw:marker-end="Arrow_20_concave" draw:marker-end-width="0.56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77cm"/>
      <style:paragraph-properties style:writing-mode="lr-tb"/>
    </style:style>
    <style:style style:name="gr15" style:family="graphic" style:parent-style-name="standard">
      <style:graphic-properties draw:stroke="dash" draw:stroke-dash="Dashed_20__28_var_29_" svg:stroke-width="0.053cm" svg:stroke-color="#3465a4" draw:marker-start-width="0.279cm" draw:marker-end-width="0.279cm" draw:fill="none" draw:opacity="50%" draw:opacity-name="" draw:textarea-horizontal-align="justify" draw:textarea-vertical-align="middle" draw:auto-grow-height="false" fo:min-height="1.212cm" fo:min-width="1.634cm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3465a4" draw:marker-start-width="0.279cm" draw:marker-end="Rounded_20_short_20_Arrow" draw:marker-end-width="0.432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  <style:paragraph-properties style:writing-mode="lr-tb"/>
    </style:style>
    <style:style style:name="gr18" style:family="graphic" style:parent-style-name="objectwithoutfill">
      <style:graphic-properties draw:stroke="solid" draw:stroke-dash="Dashed_20__28_var_29_" svg:stroke-width="0.053cm" svg:stroke-color="#3465a4" draw:marker-start-width="0.279cm" draw:marker-end="Arrow" draw:marker-end-width="0.381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Dashed_20__28_var_29_" svg:stroke-width="0.053cm" svg:stroke-color="#3465a4" draw:marker-start-width="0.279cm" draw:marker-end-width="0.279cm" draw:fill="none" draw:opacity="20%" draw:textarea-horizontal-align="justify" draw:textarea-vertical-align="middle" draw:auto-grow-height="false" fo:min-height="1.212cm" fo:min-width="1.634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  <style:paragraph-properties style:writing-mode="lr-tb"/>
    </style:style>
    <style:style style:name="gr21" style:family="graphic" style:parent-style-name="objectwithoutfill">
      <style:graphic-properties draw:marker-end="Arrow" draw:marker-end-width="0.406cm" draw:fill="none" draw:textarea-vertical-align="middl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opacity="20%"/>
      <style:paragraph-properties fo:text-align="center"/>
      <style:text-properties fo:font-size="17pt" fo:font-weight="bold"/>
    </style:style>
    <style:style style:name="P2" style:family="paragraph">
      <style:text-properties fo:font-size="17pt" fo:font-weight="bold"/>
    </style:style>
    <style:style style:name="P3" style:family="paragraph">
      <loext:graphic-properties draw:fill="none" draw:fill-color="#ffffff"/>
      <style:text-properties fo:font-size="17pt" fo:font-weight="bold"/>
    </style:style>
    <style:style style:name="P4" style:family="paragraph">
      <loext:graphic-properties draw:fill="gradient" draw:fill-gradient-name="Pastel_20_Bouquet" draw:opacity="20%"/>
      <style:paragraph-properties fo:text-align="center"/>
      <style:text-properties fo:font-size="17pt" fo:font-weight="bold"/>
    </style:style>
    <style:style style:name="P5" style:family="paragraph">
      <style:paragraph-properties fo:text-align="center"/>
      <style:text-properties fo:color="#808080" fo:font-size="17pt" fo:font-style="italic" fo:font-weight="bold" style:font-style-asian="italic" style:font-style-complex="italic"/>
    </style:style>
    <style:style style:name="P6" style:family="paragraph">
      <loext:graphic-properties draw:fill="none" draw:fill-color="#ffffff"/>
      <style:paragraph-properties fo:text-align="center"/>
      <style:text-properties fo:color="#808080" fo:font-size="17pt" fo:font-style="italic" fo:font-weight="bold" style:font-style-asian="italic" style:font-style-complex="italic"/>
    </style:style>
    <style:style style:name="P7" style:family="paragraph">
      <loext:graphic-properties draw:fill="none"/>
      <style:paragraph-properties fo:text-align="center"/>
      <style:text-properties fo:font-size="17pt" fo:font-weight="bold"/>
    </style:style>
    <style:style style:name="P8" style:family="paragraph">
      <loext:graphic-properties draw:fill-color="#ffffff"/>
    </style:style>
    <style:style style:name="P9" style:family="paragraph">
      <style:text-properties fo:font-size="17pt" fo:font-style="italic" fo:font-weight="bold" style:font-size-asian="18pt" style:font-style-asian="italic" style:font-size-complex="18pt" style:font-style-complex="italic"/>
    </style:style>
    <style:style style:name="P10" style:family="paragraph">
      <loext:graphic-properties draw:fill="none" draw:fill-color="#ffffff"/>
      <style:text-properties fo:font-size="17pt" fo:font-style="italic" fo:font-weight="bold" style:font-size-asian="18pt" style:font-style-asian="italic" style:font-size-complex="18pt" style:font-style-complex="italic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font-name="FreeMono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 draw:fill-color="#ffffff"/>
      <style:text-properties style:font-name="FreeMono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  <style:text-properties fo:color="#808080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808080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P16" style:family="paragraph">
      <loext:graphic-properties draw:fill="none" draw:opacity="50%"/>
      <style:paragraph-properties fo:text-align="center"/>
      <style:text-properties fo:font-size="17pt" fo:font-weight="bold"/>
    </style:style>
    <style:style style:name="P17" style:family="paragraph">
      <style:paragraph-properties fo:text-align="center"/>
      <style:text-properties fo:font-size="17pt" fo:font-weight="bold"/>
    </style:style>
    <style:style style:name="P18" style:family="paragraph">
      <loext:graphic-properties draw:fill="none" draw:fill-color="#ffffff"/>
      <style:paragraph-properties fo:text-align="center"/>
      <style:text-properties fo:font-size="17pt" fo:font-weight="bold"/>
    </style:style>
    <style:style style:name="P19" style:family="paragraph">
      <loext:graphic-properties draw:fill="none" draw:opacity="20%"/>
      <style:paragraph-properties fo:text-align="center"/>
      <style:text-properties fo:font-size="17pt" fo:font-weight="bold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fo:color="#808080" fo:font-style="italic" style:font-style-asian="italic" style:font-style-complex="italic"/>
    </style:style>
    <style:style style:name="T2" style:family="text">
      <style:text-properties fo:font-style="italic" style:font-size-asian="18pt" style:font-style-asian="italic" style:font-size-complex="18pt" style:font-style-complex="italic"/>
    </style:style>
    <style:style style:name="T3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FreeMono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c9211e" style:font-name="FreeMono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808080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T7" style:family="text">
      <style:text-properties fo:color="#c9211e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556cm" svg:height="2.286cm" svg:x="2.569cm" svg:y="5.2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19cm" svg:height="1.597cm" svg:x="2.923cm" svg:y="5.943cm">
          <draw:text-box>
            <text:p text:style-name="P2">project1</text:p>
          </draw:text-box>
        </draw:frame>
        <draw:custom-shape draw:style-name="gr3" draw:text-style-name="P1" draw:layer="layout" svg:width="3.556cm" svg:height="2.286cm" svg:x="11.17cm" svg:y="5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202cm" svg:height="1.597cm" svg:x="11.524cm" svg:y="5.944cm">
          <draw:text-box>
            <text:p text:style-name="P2">project2</text:p>
          </draw:text-box>
        </draw:frame>
        <draw:custom-shape draw:style-name="gr4" draw:text-style-name="P4" draw:layer="layout" svg:width="3.556cm" svg:height="2.286cm" svg:x="6.963cm" svg:y="1.2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2.794cm" svg:height="0.962cm" svg:x="7.371cm" svg:y="1.876cm">
          <draw:text-box>
            <text:p text:style-name="P5"><text:span text:style-name="T1">$HO</text:span><text:span text:style-name="T1">ME</text:span></text:p>
          </draw:text-box>
        </draw:frame>
        <draw:line draw:style-name="gr6" draw:text-style-name="P7" draw:layer="layout" svg:x1="10.295cm" svg:y1="3.503cm" svg:x2="13.089cm" svg:y2="5.282cm">
          <text:p/>
        </draw:line>
        <draw:line draw:style-name="gr7" draw:text-style-name="P7" draw:layer="layout" svg:x1="3.636cm" svg:y1="7.567cm" svg:x2="2.315cm" svg:y2="9.447cm">
          <text:p/>
        </draw:line>
        <draw:line draw:style-name="gr7" draw:text-style-name="P7" draw:layer="layout" svg:x1="4.601cm" svg:y1="7.567cm" svg:x2="4.601cm" svg:y2="9.447cm">
          <text:p/>
        </draw:line>
        <draw:custom-shape draw:style-name="gr8" draw:text-style-name="P1" draw:layer="layout" svg:width="2.348cm" svg:height="1.676cm" svg:x="0.983cm" svg:y="9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53cm" svg:height="1.597cm" svg:x="0.983cm" svg:y="9.807cm">
          <draw:text-box>
            <text:p text:style-name="P2">results</text:p>
          </draw:text-box>
        </draw:frame>
        <draw:frame draw:style-name="gr5" draw:text-style-name="P3" draw:layer="layout" svg:width="2.486cm" svg:height="0.962cm" svg:x="3.639cm" svg:y="9.807cm">
          <draw:text-box>
            <text:p text:style-name="P2">scripts</text:p>
          </draw:text-box>
        </draw:frame>
        <draw:custom-shape draw:style-name="gr8" draw:text-style-name="P1" draw:layer="layout" svg:width="2.348cm" svg:height="1.676cm" svg:x="3.636cm" svg:y="9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348cm" svg:height="1.676cm" svg:x="6.285cm" svg:y="9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515cm" svg:y1="7.567cm" svg:x2="6.836cm" svg:y2="9.447cm">
          <text:p/>
        </draw:line>
        <draw:line draw:style-name="gr7" draw:text-style-name="P7" draw:layer="layout" svg:x1="12.223cm" svg:y1="7.568cm" svg:x2="10.902cm" svg:y2="9.448cm">
          <text:p/>
        </draw:line>
        <draw:line draw:style-name="gr7" draw:text-style-name="P7" draw:layer="layout" svg:x1="13.188cm" svg:y1="7.568cm" svg:x2="13.188cm" svg:y2="9.448cm">
          <text:p/>
        </draw:line>
        <draw:custom-shape draw:style-name="gr8" draw:text-style-name="P1" draw:layer="layout" svg:width="2.348cm" svg:height="1.676cm" svg:x="9.57cm" svg:y="9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.84cm" svg:height="0.962cm" svg:x="9.77cm" svg:y="9.808cm">
          <draw:text-box>
            <text:p text:style-name="P2">data</text:p>
          </draw:text-box>
        </draw:frame>
        <draw:frame draw:style-name="gr5" draw:text-style-name="P3" draw:layer="layout" svg:width="2.486cm" svg:height="0.962cm" svg:x="12.226cm" svg:y="9.808cm">
          <draw:text-box>
            <text:p text:style-name="P2">scripts</text:p>
          </draw:text-box>
        </draw:frame>
        <draw:frame draw:style-name="gr5" draw:text-style-name="P3" draw:layer="layout" svg:width="2.486cm" svg:height="0.962cm" svg:x="14.874cm" svg:y="9.808cm">
          <draw:text-box>
            <text:p text:style-name="P2">results</text:p>
          </draw:text-box>
        </draw:frame>
        <draw:custom-shape draw:style-name="gr8" draw:text-style-name="P1" draw:layer="layout" svg:width="2.348cm" svg:height="1.676cm" svg:x="12.223cm" svg:y="9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348cm" svg:height="1.676cm" svg:x="14.872cm" svg:y="9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14.102cm" svg:y1="7.568cm" svg:x2="15.423cm" svg:y2="9.448cm">
          <text:p/>
        </draw:line>
        <draw:line draw:style-name="gr6" draw:text-style-name="P7" draw:layer="layout" svg:x1="7.189cm" svg:y1="3.504cm" svg:x2="4.395cm" svg:y2="5.283cm">
          <text:p/>
        </draw:line>
        <draw:frame draw:style-name="gr5" draw:text-style-name="P3" draw:layer="layout" svg:width="1.84cm" svg:height="0.962cm" svg:x="6.57cm" svg:y="9.808cm">
          <draw:text-box>
            <text:p text:style-name="P2">data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3.556cm" svg:height="2.286cm" svg:x="2.582cm" svg:y="5.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06cm" svg:height="1.597cm" svg:x="2.936cm" svg:y="5.942cm">
          <draw:text-box>
            <text:p text:style-name="P2">project1</text:p>
          </draw:text-box>
        </draw:frame>
        <draw:custom-shape draw:style-name="gr3" draw:text-style-name="P1" draw:layer="layout" svg:width="3.556cm" svg:height="2.286cm" svg:x="11.183cm" svg:y="5.2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41cm" svg:height="1.597cm" svg:x="11.537cm" svg:y="5.943cm">
          <draw:text-box>
            <text:p text:style-name="P2">project2</text:p>
          </draw:text-box>
        </draw:frame>
        <draw:custom-shape draw:style-name="gr4" draw:text-style-name="P4" draw:layer="layout" svg:width="3.556cm" svg:height="2.286cm" svg:x="6.976cm" svg:y="1.2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2.794cm" svg:height="0.962cm" svg:x="7.384cm" svg:y="1.875cm">
          <draw:text-box>
            <text:p text:style-name="P5"><text:span text:style-name="T1">$HO</text:span><text:span text:style-name="T1">ME</text:span></text:p>
          </draw:text-box>
        </draw:frame>
        <draw:line draw:style-name="gr6" draw:text-style-name="P7" draw:layer="layout" svg:x1="10.308cm" svg:y1="3.502cm" svg:x2="13.102cm" svg:y2="5.281cm">
          <text:p/>
        </draw:line>
        <draw:line draw:style-name="gr7" draw:text-style-name="P7" draw:layer="layout" svg:x1="3.649cm" svg:y1="7.566cm" svg:x2="2.328cm" svg:y2="9.446cm">
          <text:p/>
        </draw:line>
        <draw:line draw:style-name="gr7" draw:text-style-name="P7" draw:layer="layout" svg:x1="4.614cm" svg:y1="7.566cm" svg:x2="4.614cm" svg:y2="9.446cm">
          <text:p/>
        </draw:line>
        <draw:custom-shape draw:style-name="gr8" draw:text-style-name="P1" draw:layer="layout" svg:width="2.348cm" svg:height="1.676cm" svg:x="0.996cm" svg:y="9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56cm" svg:height="1.597cm" svg:x="0.996cm" svg:y="9.806cm">
          <draw:text-box>
            <text:p text:style-name="P2">results</text:p>
          </draw:text-box>
        </draw:frame>
        <draw:frame draw:style-name="gr5" draw:text-style-name="P3" draw:layer="layout" svg:width="2.486cm" svg:height="0.962cm" svg:x="3.652cm" svg:y="9.806cm">
          <draw:text-box>
            <text:p text:style-name="P2">scripts</text:p>
          </draw:text-box>
        </draw:frame>
        <draw:custom-shape draw:style-name="gr8" draw:text-style-name="P1" draw:layer="layout" svg:width="2.348cm" svg:height="1.676cm" svg:x="3.649cm" svg:y="9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348cm" svg:height="1.676cm" svg:x="6.298cm" svg:y="9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528cm" svg:y1="7.566cm" svg:x2="6.849cm" svg:y2="9.446cm">
          <text:p/>
        </draw:line>
        <draw:line draw:style-name="gr7" draw:text-style-name="P7" draw:layer="layout" svg:x1="12.236cm" svg:y1="7.567cm" svg:x2="10.915cm" svg:y2="9.447cm">
          <text:p/>
        </draw:line>
        <draw:line draw:style-name="gr7" draw:text-style-name="P7" draw:layer="layout" svg:x1="13.201cm" svg:y1="7.567cm" svg:x2="13.201cm" svg:y2="9.447cm">
          <text:p/>
        </draw:line>
        <draw:custom-shape draw:style-name="gr8" draw:text-style-name="P1" draw:layer="layout" svg:width="2.348cm" svg:height="1.676cm" svg:x="9.583cm" svg:y="9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.84cm" svg:height="0.962cm" svg:x="9.783cm" svg:y="9.807cm">
          <draw:text-box>
            <text:p text:style-name="P2">data</text:p>
          </draw:text-box>
        </draw:frame>
        <draw:frame draw:style-name="gr5" draw:text-style-name="P3" draw:layer="layout" svg:width="2.486cm" svg:height="0.962cm" svg:x="12.239cm" svg:y="9.807cm">
          <draw:text-box>
            <text:p text:style-name="P2">scripts</text:p>
          </draw:text-box>
        </draw:frame>
        <draw:frame draw:style-name="gr5" draw:text-style-name="P3" draw:layer="layout" svg:width="2.486cm" svg:height="0.962cm" svg:x="14.887cm" svg:y="9.807cm">
          <draw:text-box>
            <text:p text:style-name="P2">results</text:p>
          </draw:text-box>
        </draw:frame>
        <draw:custom-shape draw:style-name="gr8" draw:text-style-name="P1" draw:layer="layout" svg:width="2.348cm" svg:height="1.676cm" svg:x="12.236cm" svg:y="9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348cm" svg:height="1.676cm" svg:x="14.885cm" svg:y="9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14.115cm" svg:y1="7.567cm" svg:x2="15.436cm" svg:y2="9.447cm">
          <text:p/>
        </draw:line>
        <draw:line draw:style-name="gr6" draw:text-style-name="P7" draw:layer="layout" svg:x1="7.202cm" svg:y1="3.503cm" svg:x2="4.408cm" svg:y2="5.282cm">
          <text:p/>
        </draw:line>
        <draw:frame draw:style-name="gr5" draw:text-style-name="P3" draw:layer="layout" svg:width="1.84cm" svg:height="0.962cm" svg:x="6.583cm" svg:y="9.807cm">
          <draw:text-box>
            <text:p text:style-name="P2">data</text:p>
          </draw:text-box>
        </draw:frame>
        <draw:custom-shape draw:style-name="gr8" draw:text-style-name="P1" draw:layer="layout" svg:width="2.348cm" svg:height="1.676cm" svg:x="9.584cm" svg:y="12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10.662cm" svg:y1="11.12cm" svg:x2="10.662cm" svg:y2="12.048cm">
          <text:p/>
        </draw:line>
        <draw:frame draw:style-name="gr5" draw:text-style-name="P3" draw:layer="layout" svg:width="1.84cm" svg:height="0.962cm" svg:x="10cm" svg:y="12.392cm">
          <draw:text-box>
            <text:p text:style-name="P2">raw</text:p>
          </draw:text-box>
        </draw:frame>
        <draw:line draw:style-name="gr7" draw:text-style-name="P7" draw:layer="layout" svg:x1="10.663cm" svg:y1="13.721cm" svg:x2="10.663cm" svg:y2="14.649cm">
          <text:p/>
        </draw:line>
        <draw:frame draw:style-name="gr10" draw:text-style-name="P10" draw:layer="layout" svg:width="3.863cm" svg:height="1.209cm" svg:x="9.001cm" svg:y="14.693cm">
          <draw:text-box>
            <text:p text:style-name="P9"><text:span text:style-name="T2">S1.f</text:span><text:span text:style-name="T2">astq</text:span><text:span text:style-name="T2">.gz</text:span></text:p>
          </draw:text-box>
        </draw:frame>
        <draw:line draw:style-name="gr11" draw:text-style-name="P11" draw:layer="layout" svg:x1="17.988cm" svg:y1="2.032cm" svg:x2="17.988cm" svg:y2="15.748cm">
          <text:p/>
        </draw:line>
        <draw:frame draw:style-name="gr12" draw:text-style-name="P13" draw:layer="layout" svg:width="5.326cm" svg:height="2.156cm" svg:x="18.042cm" svg:y="2.507cm">
          <draw:text-box>
            <text:p text:style-name="P12"><text:span text:style-name="T3">~/</text:span><text:span text:style-name="T3">pro</text:span><text:span text:style-name="T3">jec</text:span><text:span text:style-name="T3">t2/</text:span><text:span text:style-name="T3"><text:line-break/></text:span><text:span text:style-name="T3">dat</text:span><text:span text:style-name="T3">a/</text:span><text:span text:style-name="T3">raw</text:span><text:span text:style-name="T3">/</text:span><text:span text:style-name="T3">S1.</text:span><text:span text:style-name="T3">fas</text:span><text:span text:style-name="T3">tq.</text:span><text:span text:style-name="T3">gz</text:span></text:p>
          </draw:text-box>
        </draw:frame>
        <draw:frame draw:style-name="gr13" draw:text-style-name="P13" draw:layer="layout" svg:width="4.826cm" svg:height="1.673cm" svg:x="19.766cm" svg:y="9.249cm">
          <draw:text-box>
            <text:p text:style-name="P12"><text:span text:style-name="T3">dat</text:span><text:span text:style-name="T3">a/</text:span><text:span text:style-name="T3">raw</text:span><text:span text:style-name="T3">/</text:span><text:span text:style-name="T3"><text:line-break/></text:span><text:span text:style-name="T3">S1.</text:span><text:span text:style-name="T3">fas</text:span><text:span text:style-name="T3">tq.</text:span><text:span text:style-name="T3">gz</text:span></text:p>
          </draw:text-box>
        </draw:frame>
        <draw:line draw:style-name="gr11" draw:text-style-name="P11" draw:layer="layout" svg:x1="19.512cm" svg:y1="7.357cm" svg:x2="19.512cm" svg:y2="15.739cm">
          <text:p/>
        </draw:line>
        <presentation:notes draw:style-name="dp1">
          <draw:page-thumbnail draw:style-name="gr9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3.556cm" svg:height="2.286cm" svg:x="2.582cm" svg:y="5.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06cm" svg:height="1.597cm" svg:x="2.936cm" svg:y="5.942cm">
          <draw:text-box>
            <text:p text:style-name="P2">project1</text:p>
          </draw:text-box>
        </draw:frame>
        <draw:custom-shape draw:style-name="gr3" draw:text-style-name="P1" draw:layer="layout" svg:width="3.556cm" svg:height="2.286cm" svg:x="11.183cm" svg:y="5.2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41cm" svg:height="1.597cm" svg:x="11.537cm" svg:y="5.943cm">
          <draw:text-box>
            <text:p text:style-name="P2">project2</text:p>
          </draw:text-box>
        </draw:frame>
        <draw:custom-shape draw:style-name="gr4" draw:text-style-name="P4" draw:layer="layout" svg:width="3.556cm" svg:height="2.286cm" svg:x="6.976cm" svg:y="1.2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10.308cm" svg:y1="3.502cm" svg:x2="13.102cm" svg:y2="5.281cm">
          <text:p/>
        </draw:line>
        <draw:line draw:style-name="gr7" draw:text-style-name="P7" draw:layer="layout" svg:x1="3.649cm" svg:y1="7.566cm" svg:x2="2.328cm" svg:y2="9.446cm">
          <text:p/>
        </draw:line>
        <draw:line draw:style-name="gr7" draw:text-style-name="P7" draw:layer="layout" svg:x1="4.614cm" svg:y1="7.566cm" svg:x2="4.614cm" svg:y2="9.446cm">
          <text:p/>
        </draw:line>
        <draw:custom-shape draw:style-name="gr8" draw:text-style-name="P1" draw:layer="layout" svg:width="2.348cm" svg:height="1.676cm" svg:x="0.996cm" svg:y="9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56cm" svg:height="1.597cm" svg:x="0.996cm" svg:y="9.806cm">
          <draw:text-box>
            <text:p text:style-name="P2">results</text:p>
          </draw:text-box>
        </draw:frame>
        <draw:frame draw:style-name="gr5" draw:text-style-name="P3" draw:layer="layout" svg:width="2.486cm" svg:height="0.962cm" svg:x="3.652cm" svg:y="9.806cm">
          <draw:text-box>
            <text:p text:style-name="P2">scripts</text:p>
          </draw:text-box>
        </draw:frame>
        <draw:custom-shape draw:style-name="gr8" draw:text-style-name="P1" draw:layer="layout" svg:width="2.348cm" svg:height="1.676cm" svg:x="3.649cm" svg:y="9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348cm" svg:height="1.676cm" svg:x="6.298cm" svg:y="9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528cm" svg:y1="7.566cm" svg:x2="6.849cm" svg:y2="9.446cm">
          <text:p/>
        </draw:line>
        <draw:line draw:style-name="gr7" draw:text-style-name="P7" draw:layer="layout" svg:x1="12.236cm" svg:y1="7.567cm" svg:x2="10.915cm" svg:y2="9.447cm">
          <text:p/>
        </draw:line>
        <draw:line draw:style-name="gr7" draw:text-style-name="P7" draw:layer="layout" svg:x1="13.201cm" svg:y1="7.567cm" svg:x2="13.201cm" svg:y2="9.447cm">
          <text:p/>
        </draw:line>
        <draw:custom-shape draw:style-name="gr8" draw:text-style-name="P1" draw:layer="layout" svg:width="2.348cm" svg:height="1.676cm" svg:x="9.583cm" svg:y="9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.84cm" svg:height="0.962cm" svg:x="9.783cm" svg:y="9.807cm">
          <draw:text-box>
            <text:p text:style-name="P2">data</text:p>
          </draw:text-box>
        </draw:frame>
        <draw:frame draw:style-name="gr5" draw:text-style-name="P3" draw:layer="layout" svg:width="2.486cm" svg:height="0.962cm" svg:x="12.239cm" svg:y="9.807cm">
          <draw:text-box>
            <text:p text:style-name="P2">scripts</text:p>
          </draw:text-box>
        </draw:frame>
        <draw:frame draw:style-name="gr5" draw:text-style-name="P3" draw:layer="layout" svg:width="2.486cm" svg:height="0.962cm" svg:x="14.887cm" svg:y="9.807cm">
          <draw:text-box>
            <text:p text:style-name="P2">results</text:p>
          </draw:text-box>
        </draw:frame>
        <draw:custom-shape draw:style-name="gr8" draw:text-style-name="P1" draw:layer="layout" svg:width="2.348cm" svg:height="1.676cm" svg:x="12.236cm" svg:y="9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348cm" svg:height="1.676cm" svg:x="14.885cm" svg:y="9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14.115cm" svg:y1="7.567cm" svg:x2="15.436cm" svg:y2="9.447cm">
          <text:p/>
        </draw:line>
        <draw:line draw:style-name="gr6" draw:text-style-name="P7" draw:layer="layout" svg:x1="7.202cm" svg:y1="3.503cm" svg:x2="4.408cm" svg:y2="5.282cm">
          <text:p/>
        </draw:line>
        <draw:frame draw:style-name="gr5" draw:text-style-name="P3" draw:layer="layout" svg:width="1.84cm" svg:height="0.962cm" svg:x="6.583cm" svg:y="9.807cm">
          <draw:text-box>
            <text:p text:style-name="P2">data</text:p>
          </draw:text-box>
        </draw:frame>
        <draw:custom-shape draw:style-name="gr8" draw:text-style-name="P1" draw:layer="layout" svg:width="2.348cm" svg:height="1.676cm" svg:x="9.584cm" svg:y="12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10.662cm" svg:y1="11.12cm" svg:x2="10.662cm" svg:y2="12.048cm">
          <text:p/>
        </draw:line>
        <draw:frame draw:style-name="gr5" draw:text-style-name="P3" draw:layer="layout" svg:width="1.84cm" svg:height="0.962cm" svg:x="10cm" svg:y="12.392cm">
          <draw:text-box>
            <text:p text:style-name="P2">raw</text:p>
          </draw:text-box>
        </draw:frame>
        <draw:line draw:style-name="gr7" draw:text-style-name="P7" draw:layer="layout" svg:x1="10.663cm" svg:y1="13.721cm" svg:x2="10.663cm" svg:y2="14.649cm">
          <text:p/>
        </draw:line>
        <draw:frame draw:style-name="gr10" draw:text-style-name="P10" draw:layer="layout" svg:width="3.863cm" svg:height="1.209cm" svg:x="9.001cm" svg:y="14.693cm">
          <draw:text-box>
            <text:p text:style-name="P9"><text:span text:style-name="T2">S1.f</text:span><text:span text:style-name="T2">astq</text:span><text:span text:style-name="T2">.gz</text:span></text:p>
          </draw:text-box>
        </draw:frame>
        <draw:line draw:style-name="gr11" draw:text-style-name="P11" draw:layer="layout" svg:x1="17.988cm" svg:y1="2.032cm" svg:x2="17.988cm" svg:y2="15.748cm">
          <text:p/>
        </draw:line>
        <draw:frame draw:style-name="gr12" draw:text-style-name="P13" draw:layer="layout" svg:width="5.326cm" svg:height="2.791cm" svg:x="18.042cm" svg:y="2.507cm">
          <draw:text-box>
            <text:p text:style-name="P12"><text:span text:style-name="T4">~/</text:span><text:span text:style-name="T5">Dro</text:span><text:span text:style-name="T5">pbo</text:span><text:span text:style-name="T5">x/</text:span><text:span text:style-name="T3">pro</text:span><text:span text:style-name="T3">jec</text:span><text:span text:style-name="T3">t2/</text:span><text:span text:style-name="T3"><text:line-break/></text:span><text:span text:style-name="T3">dat</text:span><text:span text:style-name="T3">a/</text:span><text:span text:style-name="T3">raw</text:span><text:span text:style-name="T3">/</text:span><text:span text:style-name="T3">S1.</text:span><text:span text:style-name="T3">fas</text:span><text:span text:style-name="T3">tq.</text:span><text:span text:style-name="T3">gz</text:span></text:p>
          </draw:text-box>
        </draw:frame>
        <draw:line draw:style-name="gr11" draw:text-style-name="P11" draw:layer="layout" svg:x1="19.512cm" svg:y1="7.366cm" svg:x2="19.512cm" svg:y2="15.748cm">
          <text:p/>
        </draw:line>
        <draw:frame draw:style-name="gr13" draw:text-style-name="P13" draw:layer="layout" svg:width="4.826cm" svg:height="1.673cm" svg:x="19.766cm" svg:y="9.249cm">
          <draw:text-box>
            <text:p text:style-name="P12"><text:span text:style-name="T3">dat</text:span><text:span text:style-name="T3">a/</text:span><text:span text:style-name="T3">raw</text:span><text:span text:style-name="T3">/</text:span><text:span text:style-name="T3"><text:line-break/></text:span><text:span text:style-name="T3">S1.</text:span><text:span text:style-name="T3">fas</text:span><text:span text:style-name="T3">tq.</text:span><text:span text:style-name="T3">gz</text:span></text:p>
          </draw:text-box>
        </draw:frame>
        <draw:frame draw:style-name="gr14" draw:text-style-name="P15" draw:layer="layout" svg:width="3.284cm" svg:height="1.627cm" svg:x="7.084cm" svg:y="1.476cm">
          <draw:text-box>
            <text:p text:style-name="P14"><text:span text:style-name="T6">$HO</text:span><text:span text:style-name="T6">ME/</text:span><text:span text:style-name="T7">Dro</text:span><text:span text:style-name="T7">pbo</text:span><text:span text:style-name="T7">x/</text:span></text:p>
          </draw:text-box>
        </draw:frame>
        <presentation:notes draw:style-name="dp1">
          <draw:page-thumbnail draw:style-name="gr9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3.556cm" svg:height="2.286cm" svg:x="2.582cm" svg:y="5.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06cm" svg:height="1.597cm" svg:x="2.936cm" svg:y="5.942cm">
          <draw:text-box>
            <text:p text:style-name="P2">project1</text:p>
          </draw:text-box>
        </draw:frame>
        <draw:custom-shape draw:style-name="gr3" draw:text-style-name="P1" draw:layer="layout" svg:width="3.556cm" svg:height="2.286cm" svg:x="11.183cm" svg:y="5.2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41cm" svg:height="1.597cm" svg:x="11.537cm" svg:y="5.943cm">
          <draw:text-box>
            <text:p text:style-name="P2">project2</text:p>
          </draw:text-box>
        </draw:frame>
        <draw:custom-shape draw:style-name="gr4" draw:text-style-name="P4" draw:layer="layout" svg:width="3.556cm" svg:height="2.286cm" svg:x="6.976cm" svg:y="1.2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10.308cm" svg:y1="3.502cm" svg:x2="13.102cm" svg:y2="5.281cm">
          <text:p/>
        </draw:line>
        <draw:line draw:style-name="gr7" draw:text-style-name="P7" draw:layer="layout" svg:x1="3.649cm" svg:y1="7.566cm" svg:x2="2.328cm" svg:y2="9.446cm">
          <text:p/>
        </draw:line>
        <draw:line draw:style-name="gr7" draw:text-style-name="P7" draw:layer="layout" svg:x1="4.614cm" svg:y1="7.566cm" svg:x2="4.614cm" svg:y2="9.446cm">
          <text:p/>
        </draw:line>
        <draw:custom-shape draw:style-name="gr8" draw:text-style-name="P1" draw:layer="layout" svg:width="2.348cm" svg:height="1.676cm" svg:x="0.996cm" svg:y="9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56cm" svg:height="1.597cm" svg:x="0.996cm" svg:y="9.806cm">
          <draw:text-box>
            <text:p text:style-name="P2">results</text:p>
          </draw:text-box>
        </draw:frame>
        <draw:frame draw:style-name="gr5" draw:text-style-name="P3" draw:layer="layout" svg:width="2.486cm" svg:height="0.962cm" svg:x="3.652cm" svg:y="9.806cm">
          <draw:text-box>
            <text:p text:style-name="P2">scripts</text:p>
          </draw:text-box>
        </draw:frame>
        <draw:custom-shape draw:style-name="gr8" draw:text-style-name="P1" draw:layer="layout" svg:width="2.348cm" svg:height="1.676cm" svg:x="3.649cm" svg:y="9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348cm" svg:height="1.676cm" svg:x="6.298cm" svg:y="9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528cm" svg:y1="7.566cm" svg:x2="6.849cm" svg:y2="9.446cm">
          <text:p/>
        </draw:line>
        <draw:line draw:style-name="gr7" draw:text-style-name="P7" draw:layer="layout" svg:x1="12.236cm" svg:y1="7.567cm" svg:x2="10.915cm" svg:y2="9.447cm">
          <text:p/>
        </draw:line>
        <draw:line draw:style-name="gr7" draw:text-style-name="P7" draw:layer="layout" svg:x1="13.201cm" svg:y1="7.567cm" svg:x2="13.201cm" svg:y2="9.447cm">
          <text:p/>
        </draw:line>
        <draw:custom-shape draw:style-name="gr15" draw:text-style-name="P16" draw:layer="layout" svg:width="2.348cm" svg:height="1.676cm" svg:x="9.583cm" svg:y="9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.84cm" svg:height="0.962cm" svg:x="9.783cm" svg:y="9.807cm">
          <draw:text-box>
            <text:p text:style-name="P2">data</text:p>
          </draw:text-box>
        </draw:frame>
        <draw:frame draw:style-name="gr5" draw:text-style-name="P3" draw:layer="layout" svg:width="2.486cm" svg:height="0.962cm" svg:x="12.239cm" svg:y="9.807cm">
          <draw:text-box>
            <text:p text:style-name="P2">scripts</text:p>
          </draw:text-box>
        </draw:frame>
        <draw:frame draw:style-name="gr5" draw:text-style-name="P3" draw:layer="layout" svg:width="2.486cm" svg:height="0.962cm" svg:x="14.887cm" svg:y="9.807cm">
          <draw:text-box>
            <text:p text:style-name="P2">results</text:p>
          </draw:text-box>
        </draw:frame>
        <draw:custom-shape draw:style-name="gr8" draw:text-style-name="P1" draw:layer="layout" svg:width="2.348cm" svg:height="1.676cm" svg:x="12.236cm" svg:y="9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348cm" svg:height="1.676cm" svg:x="14.885cm" svg:y="9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14.115cm" svg:y1="7.567cm" svg:x2="15.436cm" svg:y2="9.447cm">
          <text:p/>
        </draw:line>
        <draw:line draw:style-name="gr6" draw:text-style-name="P7" draw:layer="layout" svg:x1="7.202cm" svg:y1="3.503cm" svg:x2="4.408cm" svg:y2="5.282cm">
          <text:p/>
        </draw:line>
        <draw:frame draw:style-name="gr5" draw:text-style-name="P3" draw:layer="layout" svg:width="1.84cm" svg:height="0.962cm" svg:x="6.583cm" svg:y="9.807cm">
          <draw:text-box>
            <text:p text:style-name="P2">data</text:p>
          </draw:text-box>
        </draw:frame>
        <draw:frame draw:style-name="gr14" draw:text-style-name="P15" draw:layer="layout" svg:width="3.284cm" svg:height="1.627cm" svg:x="7.084cm" svg:y="1.476cm">
          <draw:text-box>
            <text:p text:style-name="P14"><text:span text:style-name="T6">$HO</text:span><text:span text:style-name="T6">ME/</text:span><text:span text:style-name="T7">Dro</text:span><text:span text:style-name="T7">pbo</text:span><text:span text:style-name="T7">x/</text:span></text:p>
          </draw:text-box>
        </draw:frame>
        <draw:path draw:style-name="gr16" draw:text-style-name="P11" draw:layer="layout" svg:width="2.306cm" svg:height="2.368cm" draw:transform="rotate (-0.799884396189001) translate (9.36532663917997cm 9.57320736354258cm)" svg:viewBox="0 0 2307 2369" svg:d="M0 2369c2552 0 2300-2369 2300-2369">
          <text:p/>
        </draw:path>
        <presentation:notes draw:style-name="dp1">
          <draw:page-thumbnail draw:style-name="gr9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3.556cm" svg:height="2.286cm" svg:x="2.556cm" svg:y="5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06cm" svg:height="1.597cm" svg:x="2.91cm" svg:y="5.916cm">
          <draw:text-box>
            <text:p text:style-name="P2">project1</text:p>
          </draw:text-box>
        </draw:frame>
        <draw:custom-shape draw:style-name="gr3" draw:text-style-name="P1" draw:layer="layout" svg:width="3.556cm" svg:height="2.286cm" svg:x="11.157cm" svg:y="5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41cm" svg:height="1.597cm" svg:x="11.511cm" svg:y="5.917cm">
          <draw:text-box>
            <text:p text:style-name="P2">project2</text:p>
          </draw:text-box>
        </draw:frame>
        <draw:custom-shape draw:style-name="gr4" draw:text-style-name="P4" draw:layer="layout" svg:width="3.556cm" svg:height="2.286cm" svg:x="6.95cm" svg:y="1.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10.282cm" svg:y1="3.476cm" svg:x2="13.076cm" svg:y2="5.255cm">
          <text:p/>
        </draw:line>
        <draw:line draw:style-name="gr7" draw:text-style-name="P7" draw:layer="layout" svg:x1="3.623cm" svg:y1="7.54cm" svg:x2="2.302cm" svg:y2="9.42cm">
          <text:p/>
        </draw:line>
        <draw:line draw:style-name="gr7" draw:text-style-name="P7" draw:layer="layout" svg:x1="4.588cm" svg:y1="7.54cm" svg:x2="4.588cm" svg:y2="9.42cm">
          <text:p/>
        </draw:line>
        <draw:custom-shape draw:style-name="gr8" draw:text-style-name="P1" draw:layer="layout" svg:width="2.348cm" svg:height="1.676cm" svg:x="0.97cm" svg:y="9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56cm" svg:height="1.597cm" svg:x="0.97cm" svg:y="9.78cm">
          <draw:text-box>
            <text:p text:style-name="P2">results</text:p>
          </draw:text-box>
        </draw:frame>
        <draw:frame draw:style-name="gr5" draw:text-style-name="P3" draw:layer="layout" svg:width="2.486cm" svg:height="0.962cm" svg:x="3.626cm" svg:y="9.78cm">
          <draw:text-box>
            <text:p text:style-name="P2">scripts</text:p>
          </draw:text-box>
        </draw:frame>
        <draw:custom-shape draw:style-name="gr8" draw:text-style-name="P1" draw:layer="layout" svg:width="2.348cm" svg:height="1.676cm" svg:x="3.623cm" svg:y="9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502cm" svg:y1="7.54cm" svg:x2="6.823cm" svg:y2="9.42cm">
          <text:p/>
        </draw:line>
        <draw:line draw:style-name="gr7" draw:text-style-name="P7" draw:layer="layout" svg:x1="12.21cm" svg:y1="7.541cm" svg:x2="10.889cm" svg:y2="9.421cm">
          <text:p/>
        </draw:line>
        <draw:line draw:style-name="gr7" draw:text-style-name="P7" draw:layer="layout" svg:x1="13.175cm" svg:y1="7.541cm" svg:x2="13.175cm" svg:y2="9.421cm">
          <text:p/>
        </draw:line>
        <draw:custom-shape draw:style-name="gr15" draw:text-style-name="P16" draw:layer="layout" svg:width="2.348cm" svg:height="1.676cm" svg:x="9.557cm" svg:y="9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.84cm" svg:height="0.962cm" svg:x="9.757cm" svg:y="9.781cm">
          <draw:text-box>
            <text:p text:style-name="P2">data</text:p>
          </draw:text-box>
        </draw:frame>
        <draw:frame draw:style-name="gr5" draw:text-style-name="P3" draw:layer="layout" svg:width="2.486cm" svg:height="0.962cm" svg:x="12.213cm" svg:y="9.781cm">
          <draw:text-box>
            <text:p text:style-name="P2">scripts</text:p>
          </draw:text-box>
        </draw:frame>
        <draw:frame draw:style-name="gr5" draw:text-style-name="P3" draw:layer="layout" svg:width="2.486cm" svg:height="0.962cm" svg:x="14.861cm" svg:y="9.781cm">
          <draw:text-box>
            <text:p text:style-name="P2">results</text:p>
          </draw:text-box>
        </draw:frame>
        <draw:custom-shape draw:style-name="gr8" draw:text-style-name="P1" draw:layer="layout" svg:width="2.348cm" svg:height="1.676cm" svg:x="12.21cm" svg:y="9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348cm" svg:height="1.676cm" svg:x="14.859cm" svg:y="9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14.089cm" svg:y1="7.541cm" svg:x2="15.41cm" svg:y2="9.421cm">
          <text:p/>
        </draw:line>
        <draw:line draw:style-name="gr6" draw:text-style-name="P7" draw:layer="layout" svg:x1="7.176cm" svg:y1="3.477cm" svg:x2="4.382cm" svg:y2="5.256cm">
          <text:p/>
        </draw:line>
        <draw:frame draw:style-name="gr17" draw:text-style-name="P15" draw:layer="layout" svg:width="3.284cm" svg:height="1.064cm" svg:x="7.058cm" svg:y="1.85cm">
          <draw:text-box>
            <text:p text:style-name="P14"><text:span text:style-name="T6">$HO</text:span><text:span text:style-name="T6">ME</text:span></text:p>
          </draw:text-box>
        </draw:frame>
        <draw:line draw:style-name="gr6" draw:text-style-name="P7" draw:layer="layout" svg:x1="8.702cm" svg:y1="3.476cm" svg:x2="8.702cm" svg:y2="5.256cm">
          <text:p/>
        </draw:line>
        <draw:custom-shape draw:style-name="gr3" draw:text-style-name="P1" draw:layer="layout" svg:width="3.556cm" svg:height="2.286cm" svg:x="6.826cm" svg:y="5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8" draw:layer="layout" svg:width="2.941cm" svg:height="1.597cm" svg:x="7.08cm" svg:y="5.618cm">
          <draw:text-box>
            <text:p text:style-name="P17">shared-data</text:p>
          </draw:text-box>
        </draw:frame>
        <draw:line draw:style-name="gr18" draw:text-style-name="P7" draw:layer="layout" svg:x1="8.689cm" svg:y1="7.541cm" svg:x2="10.01cm" svg:y2="9.421cm">
          <text:p/>
        </draw:line>
        <draw:custom-shape draw:style-name="gr15" draw:text-style-name="P16" draw:layer="layout" svg:width="2.348cm" svg:height="1.676cm" svg:x="6.358cm" svg:y="9.4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.84cm" svg:height="0.962cm" svg:x="6.558cm" svg:y="9.782cm">
          <draw:text-box>
            <text:p text:style-name="P2">data</text:p>
          </draw:text-box>
        </draw:frame>
        <draw:line draw:style-name="gr18" draw:text-style-name="P7" draw:layer="layout" svg:x1="8.796cm" svg:y1="7.528cm" svg:x2="7.475cm" svg:y2="9.408cm">
          <text:p/>
        </draw:line>
        <presentation:notes draw:style-name="dp1">
          <draw:page-thumbnail draw:style-name="gr9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g>
          <draw:custom-shape draw:style-name="gr1" draw:text-style-name="P1" draw:layer="layout" svg:width="3.556cm" svg:height="2.286cm" svg:x="2.582cm" svg:y="5.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906cm" svg:height="1.597cm" svg:x="2.936cm" svg:y="5.942cm">
            <draw:text-box>
              <text:p text:style-name="P2">project1</text:p>
            </draw:text-box>
          </draw:frame>
          <draw:custom-shape draw:style-name="gr3" draw:text-style-name="P1" draw:layer="layout" svg:width="3.556cm" svg:height="2.286cm" svg:x="11.183cm" svg:y="5.2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941cm" svg:height="1.597cm" svg:x="11.537cm" svg:y="5.943cm">
            <draw:text-box>
              <text:p text:style-name="P2">project2</text:p>
            </draw:text-box>
          </draw:frame>
          <draw:custom-shape draw:style-name="gr4" draw:text-style-name="P4" draw:layer="layout" svg:width="3.556cm" svg:height="2.286cm" svg:x="6.976cm" svg:y="1.2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7" draw:layer="layout" svg:x1="10.308cm" svg:y1="3.502cm" svg:x2="13.102cm" svg:y2="5.281cm">
            <text:p/>
          </draw:line>
          <draw:line draw:style-name="gr7" draw:text-style-name="P7" draw:layer="layout" svg:x1="3.649cm" svg:y1="7.566cm" svg:x2="2.328cm" svg:y2="9.446cm">
            <text:p/>
          </draw:line>
          <draw:line draw:style-name="gr7" draw:text-style-name="P7" draw:layer="layout" svg:x1="4.614cm" svg:y1="7.566cm" svg:x2="4.614cm" svg:y2="9.446cm">
            <text:p/>
          </draw:line>
          <draw:custom-shape draw:style-name="gr8" draw:text-style-name="P1" draw:layer="layout" svg:width="2.348cm" svg:height="1.676cm" svg:x="0.996cm" svg:y="9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2.656cm" svg:height="1.597cm" svg:x="0.996cm" svg:y="9.806cm">
            <draw:text-box>
              <text:p text:style-name="P2">results</text:p>
            </draw:text-box>
          </draw:frame>
          <draw:frame draw:style-name="gr5" draw:text-style-name="P3" draw:layer="layout" svg:width="2.486cm" svg:height="0.962cm" svg:x="3.652cm" svg:y="9.806cm">
            <draw:text-box>
              <text:p text:style-name="P2">scripts</text:p>
            </draw:text-box>
          </draw:frame>
          <draw:custom-shape draw:style-name="gr8" draw:text-style-name="P1" draw:layer="layout" svg:width="2.348cm" svg:height="1.676cm" svg:x="3.649cm" svg:y="9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2.348cm" svg:height="1.676cm" svg:x="6.298cm" svg:y="9.4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7" draw:layer="layout" svg:x1="5.528cm" svg:y1="7.566cm" svg:x2="6.849cm" svg:y2="9.446cm">
            <text:p/>
          </draw:line>
          <draw:line draw:style-name="gr7" draw:text-style-name="P7" draw:layer="layout" svg:x1="12.236cm" svg:y1="7.567cm" svg:x2="10.915cm" svg:y2="9.447cm">
            <text:p/>
          </draw:line>
          <draw:line draw:style-name="gr7" draw:text-style-name="P7" draw:layer="layout" svg:x1="13.201cm" svg:y1="7.567cm" svg:x2="13.201cm" svg:y2="9.447cm">
            <text:p/>
          </draw:line>
          <draw:custom-shape draw:style-name="gr8" draw:text-style-name="P1" draw:layer="layout" svg:width="2.348cm" svg:height="1.676cm" svg:x="9.583cm" svg:y="9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3" draw:layer="layout" svg:width="1.84cm" svg:height="0.962cm" svg:x="9.783cm" svg:y="9.807cm">
            <draw:text-box>
              <text:p text:style-name="P2">data</text:p>
            </draw:text-box>
          </draw:frame>
          <draw:frame draw:style-name="gr5" draw:text-style-name="P3" draw:layer="layout" svg:width="2.486cm" svg:height="0.962cm" svg:x="12.239cm" svg:y="9.807cm">
            <draw:text-box>
              <text:p text:style-name="P2">scripts</text:p>
            </draw:text-box>
          </draw:frame>
          <draw:frame draw:style-name="gr5" draw:text-style-name="P3" draw:layer="layout" svg:width="2.486cm" svg:height="0.962cm" svg:x="14.887cm" svg:y="9.807cm">
            <draw:text-box>
              <text:p text:style-name="P2">results</text:p>
            </draw:text-box>
          </draw:frame>
          <draw:custom-shape draw:style-name="gr8" draw:text-style-name="P1" draw:layer="layout" svg:width="2.348cm" svg:height="1.676cm" svg:x="12.236cm" svg:y="9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2.348cm" svg:height="1.676cm" svg:x="14.885cm" svg:y="9.4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7" draw:layer="layout" svg:x1="14.115cm" svg:y1="7.567cm" svg:x2="15.436cm" svg:y2="9.447cm">
            <text:p/>
          </draw:line>
          <draw:line draw:style-name="gr6" draw:text-style-name="P7" draw:layer="layout" svg:x1="7.202cm" svg:y1="3.503cm" svg:x2="4.408cm" svg:y2="5.282cm">
            <text:p/>
          </draw:line>
          <draw:frame draw:style-name="gr5" draw:text-style-name="P3" draw:layer="layout" svg:width="1.84cm" svg:height="0.962cm" svg:x="6.583cm" svg:y="9.807cm">
            <draw:text-box>
              <text:p text:style-name="P2">data</text:p>
            </draw:text-box>
          </draw:frame>
          <draw:frame draw:style-name="gr17" draw:text-style-name="P15" draw:layer="layout" svg:width="3.284cm" svg:height="1.064cm" svg:x="7.058cm" svg:y="1.85cm">
            <draw:text-box>
              <text:p text:style-name="P14"><text:span text:style-name="T6">$HOME</text:span></text:p>
            </draw:text-box>
          </draw:frame>
          <draw:line draw:style-name="gr7" draw:text-style-name="P7" draw:layer="layout" svg:x1="13.665cm" svg:y1="11.174cm" svg:x2="14.732cm" svg:y2="12.546cm">
            <text:p/>
          </draw:line>
          <draw:custom-shape draw:style-name="gr19" draw:text-style-name="P19" draw:layer="layout" svg:width="2.348cm" svg:height="1.676cm" svg:x="13.908cm" svg:y="12.5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3" draw:layer="layout" svg:width="2.541cm" svg:height="0.924cm" svg:x="13.769cm" svg:y="12.881cm">
            <draw:text-box>
              <text:p text:style-name="P2">shared</text:p>
            </draw:text-box>
          </draw:frame>
          <draw:custom-shape draw:style-name="gr8" draw:text-style-name="P1" draw:layer="layout" svg:width="2.348cm" svg:height="1.676cm" svg:x="10.809cm" svg:y="12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3" draw:layer="layout" svg:width="2.541cm" svg:height="0.924cm" svg:x="10.67cm" svg:y="12.882cm">
            <draw:text-box>
              <text:p text:style-name="P2">unique</text:p>
            </draw:text-box>
          </draw:frame>
          <draw:line draw:style-name="gr7" draw:text-style-name="P7" draw:layer="layout" svg:x1="13.432cm" svg:y1="11.174cm" svg:x2="12.365cm" svg:y2="12.546cm">
            <text:p/>
          </draw:line>
          <draw:frame draw:style-name="gr17" draw:text-style-name="P15" draw:layer="layout" svg:width="3.284cm" svg:height="1.597cm" svg:x="19.959cm" svg:y="1.551cm">
            <draw:text-box>
              <text:p text:style-name="P14"><text:span text:style-name="T6">onlin</text:span><text:span text:style-name="T6">e</text:span><text:span text:style-name="T6"><text:line-break/></text:span><text:span text:style-name="T6">repo</text:span></text:p>
            </draw:text-box>
          </draw:frame>
          <draw:path draw:style-name="gr21" draw:text-style-name="P11" draw:layer="layout" svg:width="10.59cm" svg:height="2.066cm" draw:transform="rotate (-1.84167142670442) translate (21.336cm 3.81cm)" svg:viewBox="0 0 10591 2067" svg:d="M0 0c9490 1 10591 2067 10591 2067">
            <text:p/>
          </draw:path>
          <draw:line draw:style-name="gr7" draw:text-style-name="P7" draw:layer="layout" svg:x1="4.965cm" svg:y1="11.175cm" svg:x2="6.032cm" svg:y2="12.547cm">
            <text:p/>
          </draw:line>
          <draw:custom-shape draw:style-name="gr19" draw:text-style-name="P19" draw:layer="layout" svg:width="2.348cm" svg:height="1.676cm" svg:x="5.208cm" svg:y="12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3" draw:layer="layout" svg:width="2.541cm" svg:height="0.924cm" svg:x="5.069cm" svg:y="12.882cm">
            <draw:text-box>
              <text:p text:style-name="P2">shared</text:p>
            </draw:text-box>
          </draw:frame>
          <draw:custom-shape draw:style-name="gr8" draw:text-style-name="P1" draw:layer="layout" svg:width="2.348cm" svg:height="1.676cm" svg:x="2.109cm" svg:y="12.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3" draw:layer="layout" svg:width="2.541cm" svg:height="0.924cm" svg:x="1.97cm" svg:y="12.883cm">
            <draw:text-box>
              <text:p text:style-name="P2">unique</text:p>
            </draw:text-box>
          </draw:frame>
          <draw:line draw:style-name="gr7" draw:text-style-name="P7" draw:layer="layout" svg:x1="4.732cm" svg:y1="11.175cm" svg:x2="3.665cm" svg:y2="12.547cm">
            <text:p/>
          </draw:line>
          <draw:path draw:style-name="gr21" draw:text-style-name="P11" draw:layer="layout" svg:width="14.888cm" svg:height="16.447cm" draw:transform="skewX (0.553443905807402) rotate (-1.22469753612442) translate (21.6330748635965cm 3.76844704107595cm)" svg:viewBox="0 0 14889 16448" svg:d="M0 0c18762 14 14465 16448 14465 16448">
            <text:p/>
          </draw:path>
          <draw:frame draw:style-name="gr22" draw:text-style-name="P20" draw:layer="layout" svg:width="4.347cm" svg:height="3.238cm" svg:x="19.558cm" svg:y="0.662cm">
            <draw:image xlink:href="Pictures/10000201000003D4000002DABD6856280E30E9E0.png" xlink:type="simple" xlink:show="embed" xlink:actuate="onLoad" loext:mime-type="image/png">
              <text:p/>
            </draw:image>
          </draw:frame>
        </draw:g>
        <presentation:notes draw:style-name="dp1">
          <draw:page-thumbnail draw:style-name="gr9" draw:layer="layout" svg:width="18.624cm" svg:height="10.476cm" svg:x="1.482cm" svg:y="2.123cm" draw:page-number="6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1:35:30.463323439</meta:creation-date>
    <dc:title>jelmer_base</dc:title>
    <meta:editing-duration>PT1H1S</meta:editing-duration>
    <meta:editing-cycles>12</meta:editing-cycles>
    <meta:generator>LibreOffice/6.4.6.2$Linux_X86_64 LibreOffice_project/40$Build-2</meta:generator>
    <meta:initial-creator>Jelmer Poelstra</meta:initial-creator>
    <dc:date>2021-01-12T13:28:09.680479181</dc:date>
    <dc:creator>Jelmer Poelstra</dc:creator>
    <meta:document-statistic meta:object-count="230"/>
  </office:meta>
</office:document-meta>
</file>